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80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2">
          <table:table-cell office:value-type="string">
            <text:p>Up</text:p>
          </table:table-cell>
          <table:table-cell office:value-type="string">
            <text:p>Dwn</text:p>
          </table:table-cell>
          <table:table-cell office:value-type="string">
            <text:p>Addr3</text:p>
          </table:table-cell>
          <table:table-cell office:value-type="string">
            <text:p>Addr2</text:p>
          </table:table-cell>
          <table:table-cell office:value-type="string">
            <text:p>Addr1</text:p>
          </table:table-cell>
          <table:table-cell office:value-type="string">
            <text:p>Addr0</text:p>
          </table:table-cell>
          <table:table-cell table:number-columns-repeated="2"/>
          <table:table-cell office:value-type="string">
            <text:p>Out3</text:p>
          </table:table-cell>
          <table:table-cell office:value-type="string">
            <text:p>Out2</text:p>
          </table:table-cell>
          <table:table-cell office:value-type="string">
            <text:p>Out1</text:p>
          </table:table-cell>
          <table:table-cell office:value-type="string">
            <text:p>Out0</text:p>
          </table:table-cell>
          <table:table-cell office:value-type="string">
            <text:p>NxtAddr3</text:p>
          </table:table-cell>
          <table:table-cell office:value-type="string">
            <text:p>NxtAddr2</text:p>
          </table:table-cell>
          <table:table-cell office:value-type="string">
            <text:p>NxtAddr1</text:p>
          </table:table-cell>
          <table:table-cell office:value-type="string">
            <text:p>NxtAddr0</text:p>
          </table:table-cell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0х00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x?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x10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x?F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0x20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?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x30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x?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01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?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11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x?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21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?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31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?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2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?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12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?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22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x?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32</text:p>
          </table:table-cell>
          <table:table-cell/>
          <table:table-cell table:number-columns-repeated="4" office:value-type="string">
            <text:p>?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?2</text:p>
          </table:table-cell>
        </table:table-row>
        <table:table-row table:style-name="ro1">
          <table:table-cell table:number-columns-repeated="7" office:value-type="string">
            <text:p>----</text:p>
          </table:table-cell>
          <table:table-cell/>
          <table:table-cell table:number-columns-repeated="9" office:value-type="string">
            <text:p>----</text:p>
          </table:table-cell>
        </table:table-row>
        <table:table-row table:style-name="ro1">
          <table:table-cell table:number-columns-repeated="7" office:value-type="string">
            <text:p>----</text:p>
          </table:table-cell>
          <table:table-cell/>
          <table:table-cell table:number-columns-repeated="9" office:value-type="string">
            <text:p>----</text:p>
          </table:table-cell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25.10.2017</text:date>, <text:time>00:42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0:24:49.44</meta:creation-date>
    <dc:date>2017-10-25T00:42:54.49</dc:date>
    <meta:editing-duration>PT18M4S</meta:editing-duration>
    <meta:editing-cycles>2</meta:editing-cycles>
    <meta:generator>OpenOffice/4.1.2$Win32 OpenOffice.org_project/412m3$Build-9782</meta:generator>
    <meta:document-statistic meta:table-count="3" meta:cell-count="238" meta:object-count="0"/>
  </office:meta>
</office:document-meta>
</file>